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Arial,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4"/>
    <style:style style:name="P2" style:family="paragraph" style:parent-style-name="Text_20_body" style:list-style-name="L5"/>
    <style:style style:name="P3" style:family="paragraph" style:parent-style-name="Text_20_body" style:list-style-name="L6"/>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4">
      <style:paragraph-properties fo:margin-top="0cm" fo:margin-bottom="0cm"/>
    </style:style>
    <style:style style:name="P9" style:family="paragraph" style:parent-style-name="Text_20_body" style:list-style-name="L5">
      <style:paragraph-properties fo:margin-top="0cm" fo:margin-bottom="0cm"/>
    </style:style>
    <style:style style:name="P10" style:family="paragraph" style:parent-style-name="Text_20_body" style:list-style-name="L6">
      <style:paragraph-properties fo:margin-top="0cm" fo:margin-bottom="0cm"/>
    </style:style>
    <style:style style:name="P11" style:family="paragraph" style:parent-style-name="Text_20_body" style:list-style-name="L7">
      <style:paragraph-properties fo:margin-top="0cm" fo:margin-bottom="0cm"/>
    </style:style>
    <style:style style:name="P12" style:family="paragraph" style:parent-style-name="Text_20_body" style:list-style-name="L8">
      <style:paragraph-properties fo:margin-top="0cm" fo:margin-bottom="0cm"/>
    </style:style>
    <style:style style:name="P13" style:family="paragraph" style:parent-style-name="Text_20_body" style:list-style-name="L9">
      <style:paragraph-properties fo:margin-top="0cm" fo:margin-bottom="0cm"/>
    </style:style>
    <style:style style:name="P14" style:family="paragraph" style:parent-style-name="Text_20_body" style:list-style-name="L10">
      <style:paragraph-properties fo:margin-top="0cm" fo:margin-bottom="0cm"/>
    </style:style>
    <style:style style:name="P15" style:family="paragraph" style:parent-style-name="Text_20_body" style:list-style-name="L11">
      <style:paragraph-properties fo:margin-top="0cm" fo:margin-bottom="0cm"/>
    </style:style>
    <style:style style:name="P16" style:family="paragraph" style:parent-style-name="Standard">
      <style:text-properties fo:color="#ff33ff"/>
    </style:style>
    <style:style style:name="T1" style:family="text">
      <style:text-properties fo:font-size="20pt" style:font-size-asian="20pt" style:font-size-complex="20pt"/>
    </style:style>
    <style:style style:name="T2" style:family="text">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 style:family="text">
      <style:text-properties fo:font-variant="normal" fo:text-transform="none" fo:color="#e6e8f0" style:font-name="Google Sans" fo:font-size="12pt" fo:letter-spacing="normal" fo:font-style="normal" fo:font-weight="normal"/>
    </style:style>
    <style:style style:name="T4" style:family="text">
      <style:text-properties fo:font-variant="normal" fo:text-transform="none" fo:color="#e6e8f0" style:font-name="Google Sans" fo:font-size="15pt" fo:letter-spacing="normal" fo:font-style="normal" fo:font-weight="normal" style:font-size-asian="15pt" style:font-size-complex="15pt"/>
    </style:style>
    <style:style style:name="T5" style:family="text">
      <style:text-properties fo:font-size="15pt" style:font-size-asian="15pt" style:font-size-complex="15pt"/>
    </style:style>
    <style:style style:name="T6" style:family="text">
      <style:text-properties fo:color="#ff33ff"/>
    </style:style>
    <style:style style:name="T7" style:family="text">
      <style:text-properties fo:color="#ff33ff"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8" style:family="text">
      <style:text-properties fo:color="#990099"/>
    </style:style>
    <style:style style:name="T9" style:family="text">
      <style:text-properties fo:color="#990099"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0" style:family="text">
      <style:text-properties fo:color="#990099" fo:font-size="20pt" style:font-size-asian="20pt" style:font-size-complex="20pt"/>
    </style:style>
    <style:style style:name="T11" style:family="text">
      <style:text-properties fo:color="#990099" fo:font-size="11pt" style:font-size-asian="11pt" style:font-size-complex="11pt"/>
    </style:style>
    <style:style style:name="T12" style:family="text">
      <style:text-properties fo:color="#990099"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3" style:family="text">
      <style:text-properties fo:color="#9966cc" fo:font-size="15pt" style:font-size-asian="15pt" style:font-size-complex="15pt"/>
    </style:style>
    <style:style style:name="T14" style:family="text">
      <style:text-properties fo:color="#ff3300"/>
    </style:style>
    <style:style style:name="T15" style:family="text">
      <style:text-properties fo:color="#ff3300" fo:font-size="15pt" style:font-size-asian="15pt" style:font-size-complex="15pt"/>
    </style:style>
    <style:style style:name="T16" style:family="text">
      <style:text-properties fo:color="#ff3300" fo:font-size="22pt" style:font-size-asian="22pt" style:font-size-complex="22pt"/>
    </style:style>
    <style:style style:name="T17" style:family="text">
      <style:text-properties fo:color="#ff3300" fo:font-size="18pt" style:font-size-asian="18pt" style:font-size-complex="18pt"/>
    </style:style>
    <style:style style:name="T18" style:family="text">
      <style:text-properties fo:font-size="18pt" style:font-size-asian="18pt" style:font-size-complex="18pt"/>
    </style:style>
    <style:style style:name="T19" style:family="text">
      <style:text-properties fo:color="#ff0000"/>
    </style:style>
    <style:style style:name="T20" style:family="text">
      <style:text-properties fo:color="#ff0000" fo:font-size="18pt" style:font-size-asian="18pt" style:font-size-complex="18pt"/>
    </style:style>
    <style:style style:name="T21" style:family="text">
      <style:text-properties fo:color="#ff0000" fo:font-size="15pt" style:font-size-asian="15pt" style:font-size-complex="15pt"/>
    </style:style>
    <style:style style:name="T22" style:family="text">
      <style:text-properties fo:font-size="11pt" style:font-size-asian="11pt" style:font-size-complex="11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16"/><text:span text:style-name="T1"><text:s/></text:span><text:span text:style-name="T10"><text:s/></text:span><text:span text:style-name="T9">Information on the website of student portal </text:span></text:p>
      <text:p text:style-name="P16"><text:span text:style-name="T2"/></text:p>
      <text:p text:style-name="Standard"><text:span text:style-name="T2"/></text:p>
      <text:h text:style-name="Heading_20_3" text:outline-level="3"><text:span text:style-name="Strong_20_Emphasis"><text:span text:style-name="T17">1. Introduction</text:span></text:span></text:h>
      <text:p text:style-name="Text_20_body">In today’s digital world, websites play an important role in sharing information and knowledge. This project is based on the development of an educational website designed to provide useful information in a structured and user-friendly manner. The website is created using basic web technologies and is hosted online so that it can be accessed anytime and from anywhere.</text:p>
      <text:p text:style-name="Text_20_body">The main purpose of this website is to present educational content in a simple, clear, and organized way. It helps users understand different topics easily and improves their learning experience.</text:p>
      <text:h text:style-name="Heading_20_3" text:outline-level="3"><text:span text:style-name="Strong_20_Emphasis"><text:span text:style-name="T20"/></text:span></text:h>
      <text:h text:style-name="Heading_20_3" text:outline-level="3"><text:span text:style-name="Strong_20_Emphasis"><text:span text:style-name="T20">2. Objectives of the Project</text:span></text:span></text:h>
      <text:p text:style-name="Text_20_body">The main objectives of this website are:</text:p>
      <text:list xml:id="list618972066894485495" text:style-name="L4">
        <text:list-item>
          <text:p text:style-name="P8">To create an interactive and informative educational platform </text:p>
        </text:list-item>
        <text:list-item>
          <text:p text:style-name="P8">To present content in a simple and understandable format </text:p>
        </text:list-item>
        <text:list-item>
          <text:p text:style-name="P8">To improve web development skills </text:p>
        </text:list-item>
        <text:list-item>
          <text:p text:style-name="P8">To provide easy access to information </text:p>
        </text:list-item>
        <text:list-item>
          <text:p text:style-name="P1">To design a user-friendly interface </text:p>
        </text:list-item>
      </text:list>
      <text:h text:style-name="Heading_20_3" text:outline-level="3"><text:span text:style-name="Strong_20_Emphasis"><text:span text:style-name="T20"/></text:span></text:h>
      <text:h text:style-name="Heading_20_3" text:outline-level="3"><text:span text:style-name="Strong_20_Emphasis"><text:span text:style-name="T20">3. Overview of the Website</text:span></text:span></text:h>
      <text:p text:style-name="Text_20_body">The website consists of multiple sections that are well-organized and easy to navigate. Each section serves a specific purpose and helps users find information quickly. The layout is simple, clean, and visually appealing.</text:p>
      <text:p text:style-name="Text_20_body">The website includes:</text:p>
      <text:list xml:id="list3099366248395999897" text:style-name="L5">
        <text:list-item>
          <text:p text:style-name="P9">Home section </text:p>
        </text:list-item>
        <text:list-item>
          <text:p text:style-name="P9">About section </text:p>
        </text:list-item>
        <text:list-item>
          <text:p text:style-name="P9">Content/Information section </text:p>
        </text:list-item>
        <text:list-item>
          <text:p text:style-name="P2">Contact section </text:p>
        </text:list-item>
      </text:list>
      <text:h text:style-name="Heading_20_3" text:outline-level="3"><text:soft-page-break/><text:span text:style-name="Strong_20_Emphasis"><text:span text:style-name="T20"/></text:span></text:h>
      <text:h text:style-name="Heading_20_3" text:outline-level="3"><text:span text:style-name="Strong_20_Emphasis"><text:span text:style-name="T20"/></text:span></text:h>
      <text:h text:style-name="Heading_20_3" text:outline-level="3"><text:span text:style-name="Strong_20_Emphasis"><text:span text:style-name="T20">4. About Section</text:span></text:span></text:h>
      <text:p text:style-name="Text_20_body">The About section provides basic information about the website. It explains the purpose, goals, and importance of the platform. This section helps users understand what the website is about and what kind of information they can expect.</text:p>
      <text:p text:style-name="Text_20_body">It also highlights the importance of education and learning through digital platforms.</text:p>
      <text:h text:style-name="Heading_20_3" text:outline-level="3"><text:span text:style-name="Strong_20_Emphasis"><text:span text:style-name="T20"/></text:span></text:h>
      <text:h text:style-name="Heading_20_3" text:outline-level="3"><text:span text:style-name="Strong_20_Emphasis"><text:span text:style-name="T20">5. Content Section</text:span></text:span></text:h>
      <text:p text:style-name="Text_20_body">This is the most important part of the website. It contains the main educational material. The content is arranged in a structured format so that users can easily read and understand it.</text:p>
      <text:p text:style-name="Text_20_body">The information provided is clear, concise, and useful for learners. The goal is to make learning simple and accessible for everyone.</text:p>
      <text:p text:style-name="Standard"><text:span text:style-name="T5"/></text:p>
      <text:h text:style-name="Heading_20_3" text:outline-level="3"><text:span text:style-name="Strong_20_Emphasis"><text:span text:style-name="T20"/></text:span></text:h>
      <text:h text:style-name="Heading_20_3" text:outline-level="3"><text:span text:style-name="Strong_20_Emphasis"><text:span text:style-name="T20">6. Design and Layout</text:span></text:span></text:h>
      <text:p text:style-name="Text_20_body">The website is designed with simplicity and usability in mind. The layout is clean and well-structured. Proper spacing, fonts, and colors are used to enhance readability.</text:p>
      <text:p text:style-name="Text_20_body">Features of the design include:</text:p>
      <text:list xml:id="list7665851729154244698" text:style-name="L6">
        <text:list-item>
          <text:p text:style-name="P10">Easy navigation </text:p>
        </text:list-item>
        <text:list-item>
          <text:p text:style-name="P10">Clean interface </text:p>
        </text:list-item>
        <text:list-item>
          <text:p text:style-name="P10">Responsive layout </text:p>
        </text:list-item>
        <text:list-item>
          <text:p text:style-name="P3">Attractive appearance</text:p>
        </text:list-item>
      </text:list>
      <text:h text:style-name="Heading_20_3" text:outline-level="3"><text:span text:style-name="Strong_20_Emphasis"><text:span text:style-name="T20"/></text:span></text:h>
      <text:h text:style-name="Heading_20_3" text:outline-level="3"><text:span text:style-name="Strong_20_Emphasis"><text:span text:style-name="T20">7. Technologies Used</text:span></text:span></text:h>
      <text:p text:style-name="Text_20_body">The website is developed using the following technologies:</text:p>
      <text:list xml:id="list4076894550825658805" text:style-name="L8">
        <text:list-item>
          <text:p text:style-name="P12"><text:span text:style-name="Strong_20_Emphasis">HTML (HyperText Markup Language):</text:span> Used to create the structure of the website </text:p>
        </text:list-item>
        <text:list-item>
          <text:p text:style-name="P12"><text:span text:style-name="Strong_20_Emphasis">CSS (Cascading Style Sheets):</text:span> Used for designing and styling the website </text:p>
        </text:list-item>
        <text:list-item>
          <text:p text:style-name="P4"><text:span text:style-name="Strong_20_Emphasis">GitHub Pages:</text:span> Used for hosting the website online </text:p>
        </text:list-item>
      </text:list>
      <text:h text:style-name="Heading_20_3" text:outline-level="3"><text:soft-page-break/><text:span text:style-name="Strong_20_Emphasis"><text:span text:style-name="T20"/></text:span></text:h>
      <text:h text:style-name="Heading_20_3" text:outline-level="3"><text:span text:style-name="Strong_20_Emphasis"><text:span text:style-name="T20">8. Advantages of the Website</text:span></text:span></text:h>
      <text:list xml:id="list7576871010468688488" text:style-name="L9">
        <text:list-item>
          <text:p text:style-name="P13">Easy to access from anywhere </text:p>
        </text:list-item>
        <text:list-item>
          <text:p text:style-name="P13">Provides organized information </text:p>
        </text:list-item>
        <text:list-item>
          <text:p text:style-name="P13">Improves learning experience </text:p>
        </text:list-item>
        <text:list-item>
          <text:p text:style-name="P13">Simple and user-friendly design </text:p>
        </text:list-item>
        <text:list-item>
          <text:p text:style-name="P5">Helps in understanding topics clearly</text:p>
        </text:list-item>
      </text:list>
      <text:h text:style-name="Heading_20_3" text:outline-level="3"><text:span text:style-name="Strong_20_Emphasis"><text:span text:style-name="T20"/></text:span></text:h>
      <text:h text:style-name="Heading_20_3" text:outline-level="3"><text:span text:style-name="Strong_20_Emphasis"><text:span text:style-name="T20">9. Limitations</text:span></text:span></text:h>
      <text:list xml:id="list5640008176638506819" text:style-name="L10">
        <text:list-item>
          <text:p text:style-name="P14">Limited advanced features </text:p>
        </text:list-item>
        <text:list-item>
          <text:p text:style-name="P14">Requires internet connection </text:p>
        </text:list-item>
        <text:list-item>
          <text:p text:style-name="P6">Basic design compared to modern websites</text:p>
        </text:list-item>
      </text:list>
      <text:p text:style-name="Text_20_body"><text:span text:style-name="Strong_20_Emphasis"><text:span text:style-name="T5"/></text:span></text:p>
      <text:h text:style-name="Heading_20_3" text:outline-level="3"><text:span text:style-name="Strong_20_Emphasis"><text:span text:style-name="T20"/></text:span></text:h>
      <text:h text:style-name="Heading_20_3" text:outline-level="3"><text:span text:style-name="Strong_20_Emphasis"><text:span text:style-name="T20">10. Future Improvements</text:span></text:span></text:h>
      <text:p text:style-name="Text_20_body">The website can be improved in the future by:</text:p>
      <text:list xml:id="list8739445995486322957" text:style-name="L11">
        <text:list-item>
          <text:p text:style-name="P15">Adding more interactive features </text:p>
        </text:list-item>
        <text:list-item>
          <text:p text:style-name="P15">Including videos and images </text:p>
        </text:list-item>
        <text:list-item>
          <text:p text:style-name="P15">Improving design with advanced styling </text:p>
        </text:list-item>
        <text:list-item>
          <text:p text:style-name="P15">Making it more dynamic using JavaScript </text:p>
        </text:list-item>
        <text:list-item>
          <text:p text:style-name="P7">Adding user login functionality </text:p>
        </text:list-item>
      </text:list>
      <text:h text:style-name="Heading_20_3" text:outline-level="3"><text:span text:style-name="Strong_20_Emphasis"><text:span text:style-name="T20"/></text:span></text:h>
      <text:h text:style-name="Heading_20_3" text:outline-level="3"><text:span text:style-name="Strong_20_Emphasis"><text:span text:style-name="T20">11. Conclusion</text:span></text:span></text:h>
      <text:p text:style-name="Text_20_body">This educational website project is a useful platform for sharing knowledge and information. It demonstrates basic web development skills and provides a simple way to present content online. The project is beneficial for both learning and practical implementation.</text:p>
      <text:p text:style-name="Standard"><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Arial,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3-12T15:57:09.95</meta:creation-date>
    <meta:document-statistic meta:table-count="0" meta:image-count="0" meta:object-count="0" meta:page-count="3" meta:paragraph-count="55" meta:word-count="527" meta:character-count="3364"/>
    <dc:date>2026-03-12T16:21:10.09</dc:date>
    <meta:editing-duration>PT24M2S</meta:editing-duration>
    <meta:editing-cycles>1</meta:editing-cycles>
    <meta:generator>OpenOffice/4.1.15$Win32 OpenOffice.org_project/4115m2$Build-9813</meta:generator>
  </office:meta>
</office:document-meta>
</file>